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0%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6" style:family="graphic" style:parent-style-name="standard">
      <style:graphic-properties draw:stroke="none" svg:stroke-color="#000000" draw:fill="solid" draw:fill-color="#f3f3f3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67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1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401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37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499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528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7cm" fo:min-width="0.402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578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402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9cm" fo:min-width="0.422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508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359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198cm" fo:min-width="0.403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49cm" fo:min-width="1.355cm" fo:padding-top="0cm" fo:padding-bottom="0cm" fo:padding-left="0cm" fo:padding-right="0cm"/>
    </style:style>
    <style:style style:name="P1" style:family="paragraph">
      <loext:graphic-properties draw:fill="solid" draw:fill-color="#ffffff" draw:opacity="0%"/>
      <style:text-properties style:font-name="Arial2" fo:font-size="6pt"/>
    </style:style>
    <style:style style:name="P2" style:family="paragraph">
      <loext:graphic-properties draw:fill="solid" draw:fill-color="#666666"/>
      <style:text-properties style:font-name="Arial2" fo:font-size="6pt"/>
    </style:style>
    <style:style style:name="P3" style:family="paragraph">
      <loext:graphic-properties draw:fill="solid" draw:fill-color="#b7b7b7"/>
      <style:text-properties style:font-name="Arial2" fo:font-size="6pt"/>
    </style:style>
    <style:style style:name="P4" style:family="paragraph">
      <loext:graphic-properties draw:fill="solid" draw:fill-color="#999999"/>
      <style:text-properties style:font-name="Arial2" fo:font-size="6pt"/>
    </style:style>
    <style:style style:name="P5" style:family="paragraph">
      <loext:graphic-properties draw:fill="solid" draw:fill-color="#d9d9d9"/>
      <style:text-properties style:font-name="Arial2" fo:font-size="6pt"/>
    </style:style>
    <style:style style:name="P6" style:family="paragraph">
      <loext:graphic-properties draw:fill="solid" draw:fill-color="#f3f3f3"/>
      <style:text-properties style:font-name="Arial2" fo:font-size="6pt"/>
    </style:style>
    <style:style style:name="P7" style:family="paragraph">
      <loext:graphic-properties draw:fill="none"/>
      <style:text-properties style:font-name="Arial2" fo:font-size="6pt"/>
    </style:style>
    <style:style style:name="P8" style:family="paragraph">
      <style:paragraph-properties fo:text-align="start" style:writing-mode="lr-tb"/>
      <style:text-properties style:font-name="Arial2"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Arial2" fo:font-size="6pt" style:font-size-asian="12pt" style:font-size-complex="12pt"/>
    </style:style>
    <style:style style:name="P10" style:family="paragraph">
      <loext:graphic-properties draw:fill="solid" draw:fill-color="#9e9e9e"/>
      <style:text-properties style:font-name="Arial2" fo:font-size="6pt"/>
    </style:style>
    <style:style style:name="P11" style:family="paragraph">
      <style:paragraph-properties fo:text-align="start" style:writing-mode="lr-tb"/>
      <style:text-properties style:font-name="Arial2"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style:font-name="Arial2" fo:font-size="8pt" style:font-size-asian="8pt" style:font-size-complex="8pt"/>
    </style:style>
    <style:style style:name="T1" style:family="text">
      <style:text-properties fo:color="#1a1a1a" style:font-size-asian="12pt" style:font-name-complex="Arial1" style:font-size-complex="12pt"/>
    </style:style>
    <style:style style:name="T2" style:family="text">
      <style:text-properties fo:color="#9e9e9e" style:font-size-asian="12pt" style:font-name-complex="Arial1" style:font-size-complex="12pt"/>
    </style:style>
    <style:style style:name="T3" style:family="text">
      <style:text-properties fo:color="#1a1a1a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591cm" svg:height="2.839cm" svg:x="0cm" svg:y="0.836cm" svg:viewBox="0 0 3592 2840" draw:points="0,0 3592,0 3592,2840 0,2840">
          <text:p/>
        </draw:polygon>
        <draw:path draw:style-name="gr2" draw:text-style-name="P2" draw:layer="layout" svg:width="0.184cm" svg:height="1.277cm" svg:x="1.796cm" svg:y="0.978cm" svg:viewBox="0 0 185 1278" svg:d="M0 0c62 0 124 5 185 13l-185 1265z">
          <text:p/>
        </draw:path>
        <draw:path draw:style-name="gr3" draw:text-style-name="P3" draw:layer="layout" svg:width="0.506cm" svg:height="1.264cm" svg:x="1.796cm" svg:y="0.991cm" svg:viewBox="0 0 507 1265" svg:d="M185 0c111 16 219 47 322 92l-507 1173z">
          <text:p/>
        </draw:path>
        <draw:path draw:style-name="gr4" draw:text-style-name="P4" draw:layer="layout" svg:width="0.645cm" svg:height="1.172cm" svg:x="1.796cm" svg:y="1.083cm" svg:viewBox="0 0 646 1173" svg:d="M507 0c48 20 94 44 139 70l-646 1103z">
          <text:p/>
        </draw:path>
        <draw:path draw:style-name="gr2" draw:text-style-name="P2" draw:layer="layout" svg:width="0.714cm" svg:height="1.102cm" svg:x="1.796cm" svg:y="1.153cm" svg:viewBox="0 0 715 1103" svg:d="M646 0c23 14 46 28 69 43l-715 1060z">
          <text:p/>
        </draw:path>
        <draw:path draw:style-name="gr3" draw:text-style-name="P3" draw:layer="layout" svg:width="1.105cm" svg:height="1.059cm" svg:x="1.796cm" svg:y="1.197cm" svg:viewBox="0 0 1106 1060" svg:d="M715 0c160 108 294 252 391 419l-1106 641z">
          <text:p/>
        </draw:path>
        <draw:path draw:style-name="gr5" draw:text-style-name="P5" draw:layer="layout" svg:width="0.615cm" svg:height="1.277cm" svg:x="1.18cm" svg:y="0.978cm" svg:viewBox="0 0 616 1278" svg:d="M0 158c189-104 400-158 616-158v1278z">
          <text:p/>
        </draw:path>
        <draw:path draw:style-name="gr6" draw:text-style-name="P6" draw:layer="layout" svg:width="2.556cm" svg:height="2.398cm" svg:x="0.518cm" svg:y="1.136cm" svg:viewBox="0 0 2557 2399" svg:d="M2384 479c261 450 223 1012-95 1424-318 410-853 588-1353 449-501-140-868-568-927-1084-60-517 198-1018 654-1268l615 1120z">
          <text:p/>
        </draw:path>
        <draw:path draw:style-name="gr7" draw:text-style-name="P7" draw:layer="layout" svg:width="0.184cm" svg:height="1.277cm" svg:x="1.796cm" svg:y="0.978cm" svg:viewBox="0 0 185 1278" svg:d="M0 1278v-1278c62 0 124 5 185 13">
          <text:p/>
        </draw:path>
        <draw:path draw:style-name="gr7" draw:text-style-name="P7" draw:layer="layout" svg:width="0.506cm" svg:height="1.264cm" svg:x="1.796cm" svg:y="0.991cm" svg:viewBox="0 0 507 1265" svg:d="M0 1265l185-1265c111 16 219 47 322 92">
          <text:p/>
        </draw:path>
        <draw:path draw:style-name="gr7" draw:text-style-name="P7" draw:layer="layout" svg:width="0.645cm" svg:height="1.172cm" svg:x="1.796cm" svg:y="1.083cm" svg:viewBox="0 0 646 1173" svg:d="M0 1173l507-1173c48 20 94 44 139 70">
          <text:p/>
        </draw:path>
        <draw:path draw:style-name="gr7" draw:text-style-name="P7" draw:layer="layout" svg:width="0.714cm" svg:height="1.102cm" svg:x="1.796cm" svg:y="1.153cm" svg:viewBox="0 0 715 1103" svg:d="M0 1103l646-1103c23 14 46 28 69 43">
          <text:p/>
        </draw:path>
        <draw:path draw:style-name="gr7" draw:text-style-name="P7" draw:layer="layout" svg:width="1.105cm" svg:height="1.059cm" svg:x="1.796cm" svg:y="1.197cm" svg:viewBox="0 0 1106 1060" svg:d="M0 1060l715-1060c160 108 294 252 391 419">
          <text:p/>
        </draw:path>
        <draw:path draw:style-name="gr7" draw:text-style-name="P7" draw:layer="layout" svg:width="2.556cm" svg:height="2.398cm" svg:x="0.518cm" svg:y="1.136cm" svg:viewBox="0 0 2557 2399" svg:d="M1278 1120l1106-641c261 450 223 1012-95 1424-318 410-853 588-1353 449-501-140-868-568-927-1084-60-517 198-1018 654-1268">
          <text:p/>
        </draw:path>
        <draw:path draw:style-name="gr7" draw:text-style-name="P7" draw:layer="layout" svg:width="0.615cm" svg:height="1.277cm" svg:x="1.18cm" svg:y="0.978cm" svg:viewBox="0 0 616 1278" svg:d="M616 1278l-616-1120c189-104 400-158 616-158">
          <text:p/>
        </draw:path>
        <draw:frame draw:style-name="gr8" draw:text-style-name="P9" draw:layer="layout" svg:width="0.815cm" svg:height="0.239cm" svg:x="0.142cm" svg:y="0.938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0.142cm" svg:y="1.08cm" svg:viewBox="0 0 1352 0" draw:points="0,0 339,0 1352,0">
          <text:p/>
        </draw:polyline>
        <draw:path draw:style-name="gr10" draw:text-style-name="P10" draw:layer="layout" svg:width="0.024cm" svg:height="0.024cm" svg:x="1.482cm" svg:y="1.068cm" svg:viewBox="0 0 25 25" svg:d="M25 12c0-6-6-12-13-12-6 0-12 6-12 12 0 7 6 13 12 13 7 0 13-6 13-13z">
          <text:p/>
        </draw:path>
        <draw:frame draw:style-name="gr11" draw:text-style-name="P9" draw:layer="layout" svg:width="0.485cm" svg:height="0.239cm" svg:x="0.142cm" svg:y="1.139cm">
          <draw:text-box>
            <text:p text:style-name="P8"><text:span text:style-name="T2">8.0%</text:span></text:p>
          </draw:text-box>
        </draw:frame>
        <draw:frame draw:style-name="gr12" draw:text-style-name="P9" draw:layer="layout" svg:width="0.447cm" svg:height="0.239cm" svg:x="0.142cm" svg:y="3.28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0.142cm" svg:y="3.426cm" svg:viewBox="0 0 1328 0" draw:points="0,0 339,0 1328,0">
          <text:p/>
        </draw:polyline>
        <draw:path draw:style-name="gr10" draw:text-style-name="P10" draw:layer="layout" svg:width="0.024cm" svg:height="0.024cm" svg:x="1.458cm" svg:y="3.414cm" svg:viewBox="0 0 25 25" svg:d="M25 12c0-6-6-12-13-12-6 0-12 6-12 12 0 7 6 13 12 13 7 0 13-6 13-13z">
          <text:p/>
        </draw:path>
        <draw:frame draw:style-name="gr13" draw:text-style-name="P9" draw:layer="layout" svg:width="0.603cm" svg:height="0.239cm" svg:x="0.142cm" svg:y="3.485cm">
          <draw:text-box>
            <text:p text:style-name="P8"><text:span text:style-name="T2">75.4%</text:span></text:p>
          </draw:text-box>
        </draw:frame>
        <draw:frame draw:style-name="gr14" draw:text-style-name="P9" draw:layer="layout" svg:width="0.637cm" svg:height="0.239cm" svg:x="3.217cm" svg:y="0.93cm">
          <draw:text-box>
            <text:p text:style-name="P8"><text:span text:style-name="T1">Clocks</text:span></text:p>
          </draw:text-box>
        </draw:frame>
        <draw:polyline draw:style-name="gr9" draw:text-style-name="P7" draw:layer="layout" svg:width="1.565cm" svg:height="0.027cm" svg:x="1.884cm" svg:y="1.045cm" svg:viewBox="0 0 1566 28" draw:points="1566,28 1227,28 0,0">
          <text:p/>
        </draw:polyline>
        <draw:path draw:style-name="gr10" draw:text-style-name="P10" draw:layer="layout" svg:width="0.024cm" svg:height="0.024cm" svg:x="1.872cm" svg:y="1.033cm" svg:viewBox="0 0 25 25" svg:d="M25 12c0-7-6-12-13-12s-12 5-12 12 5 13 12 13 13-6 13-13z">
          <text:p/>
        </draw:path>
        <draw:frame draw:style-name="gr15" draw:text-style-name="P9" draw:layer="layout" svg:width="0.485cm" svg:height="0.239cm" svg:x="3.57cm" svg:y="0.938cm">
          <draw:text-box>
            <text:p text:style-name="P8"><text:span text:style-name="T2">2.3%</text:span></text:p>
          </draw:text-box>
        </draw:frame>
        <draw:frame draw:style-name="gr16" draw:text-style-name="P9" draw:layer="layout" svg:width="0.696cm" svg:height="0.239cm" svg:x="3.193cm" svg:y="1.12cm">
          <draw:text-box>
            <text:p text:style-name="P8"><text:span text:style-name="T1">Signals</text:span></text:p>
          </draw:text-box>
        </draw:frame>
        <draw:polyline draw:style-name="gr9" draw:text-style-name="P7" draw:layer="layout" svg:width="1.321cm" svg:height="0.173cm" svg:x="2.127cm" svg:y="1.088cm" svg:viewBox="0 0 1322 174" draw:points="1322,174 983,174 0,0">
          <text:p/>
        </draw:polyline>
        <draw:path draw:style-name="gr10" draw:text-style-name="P10" draw:layer="layout" svg:width="0.024cm" svg:height="0.024cm" svg:x="2.115cm" svg:y="1.076cm" svg:viewBox="0 0 25 25" svg:d="M25 12c0-7-6-12-13-12-6 0-12 5-12 12s6 13 12 13c7 0 13-6 13-13z">
          <text:p/>
        </draw:path>
        <draw:frame draw:style-name="gr17" draw:text-style-name="P9" draw:layer="layout" svg:width="0.485cm" svg:height="0.239cm" svg:x="3.57cm" svg:y="1.174cm">
          <draw:text-box>
            <text:p text:style-name="P8"><text:span text:style-name="T2">4.2%</text:span></text:p>
          </draw:text-box>
        </draw:frame>
        <draw:frame draw:style-name="gr18" draw:text-style-name="P9" draw:layer="layout" svg:width="0.51cm" svg:height="0.239cm" svg:x="3.267cm" svg:y="1.309cm">
          <draw:text-box>
            <text:p text:style-name="P8"><text:span text:style-name="T1">Logic</text:span></text:p>
          </draw:text-box>
        </draw:frame>
        <draw:polyline draw:style-name="gr9" draw:text-style-name="P7" draw:layer="layout" svg:width="1.104cm" svg:height="0.278cm" svg:x="2.344cm" svg:y="1.173cm" svg:viewBox="0 0 1105 279" draw:points="1105,279 766,279 0,0">
          <text:p/>
        </draw:polyline>
        <draw:path draw:style-name="gr10" draw:text-style-name="P10" draw:layer="layout" svg:width="0.024cm" svg:height="0.024cm" svg:x="2.332cm" svg:y="1.161cm" svg:viewBox="0 0 25 25" svg:d="M25 12c0-6-6-12-13-12-6 0-12 6-12 12 0 7 6 13 12 13 7 0 13-6 13-13z">
          <text:p/>
        </draw:path>
        <draw:frame draw:style-name="gr15" draw:text-style-name="P9" draw:layer="layout" svg:width="0.485cm" svg:height="0.239cm" svg:x="3.57cm" svg:y="1.316cm">
          <draw:text-box>
            <text:p text:style-name="P8"><text:span text:style-name="T2">1.9%</text:span></text:p>
          </draw:text-box>
        </draw:frame>
        <draw:frame draw:style-name="gr19" draw:text-style-name="P9" draw:layer="layout" svg:width="0.612cm" svg:height="0.239cm" svg:x="3.247cm" svg:y="1.547cm">
          <draw:text-box>
            <text:p text:style-name="P8"><text:span text:style-name="T1">BRAM</text:span></text:p>
          </draw:text-box>
        </draw:frame>
        <draw:polyline draw:style-name="gr9" draw:text-style-name="P7" draw:layer="layout" svg:width="1.007cm" svg:height="0.411cm" svg:x="2.442cm" svg:y="1.229cm" svg:viewBox="0 0 1008 412" draw:points="1008,412 669,412 0,0">
          <text:p/>
        </draw:polyline>
        <draw:path draw:style-name="gr10" draw:text-style-name="P10" draw:layer="layout" svg:width="0.024cm" svg:height="0.024cm" svg:x="2.43cm" svg:y="1.216cm" svg:viewBox="0 0 25 25" svg:d="M25 12c0-6-6-12-13-12s-12 6-12 12c0 7 5 13 12 13s13-6 13-13z">
          <text:p/>
        </draw:path>
        <draw:frame draw:style-name="gr17" draw:text-style-name="P9" draw:layer="layout" svg:width="0.485cm" svg:height="0.239cm" svg:x="3.57cm" svg:y="1.554cm">
          <draw:text-box>
            <text:p text:style-name="P8"><text:span text:style-name="T2">1.0%</text:span></text:p>
          </draw:text-box>
        </draw:frame>
        <draw:frame draw:style-name="gr20" draw:text-style-name="P9" draw:layer="layout" svg:width="0.434cm" svg:height="0.239cm" svg:x="3.297cm" svg:y="1.737cm">
          <draw:text-box>
            <text:p text:style-name="P8"><text:span text:style-name="T1">DSP</text:span></text:p>
          </draw:text-box>
        </draw:frame>
        <draw:polyline draw:style-name="gr9" draw:text-style-name="P7" draw:layer="layout" svg:width="0.766cm" svg:height="0.402cm" svg:x="2.683cm" svg:y="1.427cm" svg:viewBox="0 0 767 403" draw:points="767,403 427,403 0,0">
          <text:p/>
        </draw:polyline>
        <draw:path draw:style-name="gr10" draw:text-style-name="P10" draw:layer="layout" svg:width="0.024cm" svg:height="0.024cm" svg:x="2.671cm" svg:y="1.415cm" svg:viewBox="0 0 25 25" svg:d="M25 12c0-6-6-12-13-12-6 0-12 6-12 12 0 7 6 13 12 13 7 0 13-6 13-13z">
          <text:p/>
        </draw:path>
        <draw:frame draw:style-name="gr21" draw:text-style-name="P9" draw:layer="layout" svg:width="0.485cm" svg:height="0.239cm" svg:x="3.521cm" svg:y="1.743cm">
          <draw:text-box>
            <text:p text:style-name="P8"><text:span text:style-name="T2">7.2%</text:span></text:p>
          </draw:text-box>
        </draw:frame>
        <draw:frame draw:style-name="gr22" draw:text-style-name="P12" draw:layer="layout" svg:width="1.733cm" svg:height="0.319cm" svg:x="0.142cm" svg:y="0.208cm">
          <draw:text-box>
            <text:p text:style-name="P11"><text:span text:style-name="T3">a) Fixed-point</text:span></text:p>
          </draw:text-box>
        </draw:frame>
        <draw:polygon draw:style-name="gr1" draw:text-style-name="P1" draw:layer="layout" svg:width="3.591cm" svg:height="2.839cm" svg:x="4.801cm" svg:y="0.836cm" svg:viewBox="0 0 3592 2840" draw:points="0,0 3592,0 3592,2840 0,2840">
          <text:p/>
        </draw:polygon>
        <draw:path draw:style-name="gr2" draw:text-style-name="P2" draw:layer="layout" svg:width="0.184cm" svg:height="1.277cm" svg:x="6.597cm" svg:y="0.978cm" svg:viewBox="0 0 185 1278" svg:d="M0 0c62 0 124 5 185 13l-185 1265z">
          <text:p/>
        </draw:path>
        <draw:path draw:style-name="gr3" draw:text-style-name="P3" draw:layer="layout" svg:width="0.506cm" svg:height="1.264cm" svg:x="6.597cm" svg:y="0.991cm" svg:viewBox="0 0 507 1265" svg:d="M185 0c111 16 219 47 322 92l-507 1173z">
          <text:p/>
        </draw:path>
        <draw:path draw:style-name="gr4" draw:text-style-name="P4" draw:layer="layout" svg:width="0.645cm" svg:height="1.172cm" svg:x="6.597cm" svg:y="1.083cm" svg:viewBox="0 0 646 1173" svg:d="M507 0c48 20 94 44 139 70l-646 1103z">
          <text:p/>
        </draw:path>
        <draw:path draw:style-name="gr2" draw:text-style-name="P2" draw:layer="layout" svg:width="0.714cm" svg:height="1.102cm" svg:x="6.597cm" svg:y="1.153cm" svg:viewBox="0 0 715 1103" svg:d="M646 0c23 14 46 28 69 43l-715 1060z">
          <text:p/>
        </draw:path>
        <draw:path draw:style-name="gr3" draw:text-style-name="P3" draw:layer="layout" svg:width="1.105cm" svg:height="1.059cm" svg:x="6.597cm" svg:y="1.197cm" svg:viewBox="0 0 1106 1060" svg:d="M715 0c160 108 294 252 391 419l-1106 641z">
          <text:p/>
        </draw:path>
        <draw:path draw:style-name="gr5" draw:text-style-name="P5" draw:layer="layout" svg:width="0.615cm" svg:height="1.277cm" svg:x="5.981cm" svg:y="0.978cm" svg:viewBox="0 0 616 1278" svg:d="M0 158c189-104 400-158 616-158v1278z">
          <text:p/>
        </draw:path>
        <draw:path draw:style-name="gr6" draw:text-style-name="P6" draw:layer="layout" svg:width="2.556cm" svg:height="2.398cm" svg:x="5.319cm" svg:y="1.136cm" svg:viewBox="0 0 2557 2399" svg:d="M2384 479c261 450 223 1012-95 1424-318 410-853 588-1353 449-501-140-868-568-927-1084-60-517 198-1018 654-1268l615 1120z">
          <text:p/>
        </draw:path>
        <draw:path draw:style-name="gr7" draw:text-style-name="P7" draw:layer="layout" svg:width="0.184cm" svg:height="1.277cm" svg:x="6.597cm" svg:y="0.978cm" svg:viewBox="0 0 185 1278" svg:d="M0 1278v-1278c62 0 124 5 185 13">
          <text:p/>
        </draw:path>
        <draw:path draw:style-name="gr7" draw:text-style-name="P7" draw:layer="layout" svg:width="0.506cm" svg:height="1.264cm" svg:x="6.597cm" svg:y="0.991cm" svg:viewBox="0 0 507 1265" svg:d="M0 1265l185-1265c111 16 219 47 322 92">
          <text:p/>
        </draw:path>
        <draw:path draw:style-name="gr7" draw:text-style-name="P7" draw:layer="layout" svg:width="0.645cm" svg:height="1.172cm" svg:x="6.597cm" svg:y="1.083cm" svg:viewBox="0 0 646 1173" svg:d="M0 1173l507-1173c48 20 94 44 139 70">
          <text:p/>
        </draw:path>
        <draw:path draw:style-name="gr7" draw:text-style-name="P7" draw:layer="layout" svg:width="0.714cm" svg:height="1.102cm" svg:x="6.597cm" svg:y="1.153cm" svg:viewBox="0 0 715 1103" svg:d="M0 1103l646-1103c23 14 46 28 69 43">
          <text:p/>
        </draw:path>
        <draw:path draw:style-name="gr7" draw:text-style-name="P7" draw:layer="layout" svg:width="1.105cm" svg:height="1.059cm" svg:x="6.597cm" svg:y="1.197cm" svg:viewBox="0 0 1106 1060" svg:d="M0 1060l715-1060c160 108 294 252 391 419">
          <text:p/>
        </draw:path>
        <draw:path draw:style-name="gr7" draw:text-style-name="P7" draw:layer="layout" svg:width="2.556cm" svg:height="2.398cm" svg:x="5.319cm" svg:y="1.136cm" svg:viewBox="0 0 2557 2399" svg:d="M1278 1120l1106-641c261 450 223 1012-95 1424-318 410-853 588-1353 449-501-140-868-568-927-1084-60-517 198-1018 654-1268">
          <text:p/>
        </draw:path>
        <draw:path draw:style-name="gr7" draw:text-style-name="P7" draw:layer="layout" svg:width="0.615cm" svg:height="1.277cm" svg:x="5.981cm" svg:y="0.978cm" svg:viewBox="0 0 616 1278" svg:d="M616 1278l-616-1120c189-104 400-158 616-158">
          <text:p/>
        </draw:path>
        <draw:frame draw:style-name="gr8" draw:text-style-name="P9" draw:layer="layout" svg:width="0.815cm" svg:height="0.239cm" svg:x="4.943cm" svg:y="0.938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4.943cm" svg:y="1.08cm" svg:viewBox="0 0 1352 0" draw:points="0,0 339,0 1352,0">
          <text:p/>
        </draw:polyline>
        <draw:path draw:style-name="gr10" draw:text-style-name="P10" draw:layer="layout" svg:width="0.024cm" svg:height="0.024cm" svg:x="6.283cm" svg:y="1.068cm" svg:viewBox="0 0 25 25" svg:d="M25 12c0-6-6-12-13-12-6 0-12 6-12 12 0 7 6 13 12 13 7 0 13-6 13-13z">
          <text:p/>
        </draw:path>
        <draw:frame draw:style-name="gr11" draw:text-style-name="P9" draw:layer="layout" svg:width="0.485cm" svg:height="0.239cm" svg:x="4.943cm" svg:y="1.139cm">
          <draw:text-box>
            <text:p text:style-name="P8"><text:span text:style-name="T2">8.0%</text:span></text:p>
          </draw:text-box>
        </draw:frame>
        <draw:frame draw:style-name="gr12" draw:text-style-name="P9" draw:layer="layout" svg:width="0.447cm" svg:height="0.239cm" svg:x="4.943cm" svg:y="3.28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4.943cm" svg:y="3.426cm" svg:viewBox="0 0 1328 0" draw:points="0,0 339,0 1328,0">
          <text:p/>
        </draw:polyline>
        <draw:path draw:style-name="gr10" draw:text-style-name="P10" draw:layer="layout" svg:width="0.024cm" svg:height="0.024cm" svg:x="6.259cm" svg:y="3.414cm" svg:viewBox="0 0 25 25" svg:d="M25 12c0-6-6-12-13-12-6 0-12 6-12 12 0 7 6 13 12 13 7 0 13-6 13-13z">
          <text:p/>
        </draw:path>
        <draw:frame draw:style-name="gr13" draw:text-style-name="P9" draw:layer="layout" svg:width="0.603cm" svg:height="0.239cm" svg:x="4.943cm" svg:y="3.485cm">
          <draw:text-box>
            <text:p text:style-name="P8"><text:span text:style-name="T2">75.4%</text:span></text:p>
          </draw:text-box>
        </draw:frame>
        <draw:frame draw:style-name="gr14" draw:text-style-name="P9" draw:layer="layout" svg:width="0.637cm" svg:height="0.239cm" svg:x="8.018cm" svg:y="0.93cm">
          <draw:text-box>
            <text:p text:style-name="P8"><text:span text:style-name="T1">Clocks</text:span></text:p>
          </draw:text-box>
        </draw:frame>
        <draw:polyline draw:style-name="gr9" draw:text-style-name="P7" draw:layer="layout" svg:width="1.565cm" svg:height="0.027cm" svg:x="6.685cm" svg:y="1.045cm" svg:viewBox="0 0 1566 28" draw:points="1566,28 1227,28 0,0">
          <text:p/>
        </draw:polyline>
        <draw:path draw:style-name="gr10" draw:text-style-name="P10" draw:layer="layout" svg:width="0.024cm" svg:height="0.024cm" svg:x="6.673cm" svg:y="1.033cm" svg:viewBox="0 0 25 25" svg:d="M25 12c0-7-6-12-13-12s-12 5-12 12 5 13 12 13 13-6 13-13z">
          <text:p/>
        </draw:path>
        <draw:frame draw:style-name="gr15" draw:text-style-name="P9" draw:layer="layout" svg:width="0.485cm" svg:height="0.239cm" svg:x="8.371cm" svg:y="0.938cm">
          <draw:text-box>
            <text:p text:style-name="P8"><text:span text:style-name="T2">2.3%</text:span></text:p>
          </draw:text-box>
        </draw:frame>
        <draw:frame draw:style-name="gr16" draw:text-style-name="P9" draw:layer="layout" svg:width="0.696cm" svg:height="0.239cm" svg:x="7.994cm" svg:y="1.12cm">
          <draw:text-box>
            <text:p text:style-name="P8"><text:span text:style-name="T1">Signals</text:span></text:p>
          </draw:text-box>
        </draw:frame>
        <draw:polyline draw:style-name="gr9" draw:text-style-name="P7" draw:layer="layout" svg:width="1.321cm" svg:height="0.173cm" svg:x="6.928cm" svg:y="1.088cm" svg:viewBox="0 0 1322 174" draw:points="1322,174 983,174 0,0">
          <text:p/>
        </draw:polyline>
        <draw:path draw:style-name="gr10" draw:text-style-name="P10" draw:layer="layout" svg:width="0.024cm" svg:height="0.024cm" svg:x="6.916cm" svg:y="1.076cm" svg:viewBox="0 0 25 25" svg:d="M25 12c0-7-6-12-13-12-6 0-12 5-12 12s6 13 12 13c7 0 13-6 13-13z">
          <text:p/>
        </draw:path>
        <draw:frame draw:style-name="gr17" draw:text-style-name="P9" draw:layer="layout" svg:width="0.485cm" svg:height="0.239cm" svg:x="8.371cm" svg:y="1.174cm">
          <draw:text-box>
            <text:p text:style-name="P8"><text:span text:style-name="T2">4.2%</text:span></text:p>
          </draw:text-box>
        </draw:frame>
        <draw:frame draw:style-name="gr18" draw:text-style-name="P9" draw:layer="layout" svg:width="0.51cm" svg:height="0.239cm" svg:x="8.068cm" svg:y="1.309cm">
          <draw:text-box>
            <text:p text:style-name="P8"><text:span text:style-name="T1">Logic</text:span></text:p>
          </draw:text-box>
        </draw:frame>
        <draw:polyline draw:style-name="gr9" draw:text-style-name="P7" draw:layer="layout" svg:width="1.104cm" svg:height="0.278cm" svg:x="7.145cm" svg:y="1.173cm" svg:viewBox="0 0 1105 279" draw:points="1105,279 766,279 0,0">
          <text:p/>
        </draw:polyline>
        <draw:path draw:style-name="gr10" draw:text-style-name="P10" draw:layer="layout" svg:width="0.024cm" svg:height="0.024cm" svg:x="7.133cm" svg:y="1.161cm" svg:viewBox="0 0 25 25" svg:d="M25 12c0-6-6-12-13-12-6 0-12 6-12 12 0 7 6 13 12 13 7 0 13-6 13-13z">
          <text:p/>
        </draw:path>
        <draw:frame draw:style-name="gr15" draw:text-style-name="P9" draw:layer="layout" svg:width="0.485cm" svg:height="0.239cm" svg:x="8.371cm" svg:y="1.316cm">
          <draw:text-box>
            <text:p text:style-name="P8"><text:span text:style-name="T2">1.9%</text:span></text:p>
          </draw:text-box>
        </draw:frame>
        <draw:frame draw:style-name="gr19" draw:text-style-name="P9" draw:layer="layout" svg:width="0.612cm" svg:height="0.239cm" svg:x="8.048cm" svg:y="1.547cm">
          <draw:text-box>
            <text:p text:style-name="P8"><text:span text:style-name="T1">BRAM</text:span></text:p>
          </draw:text-box>
        </draw:frame>
        <draw:polyline draw:style-name="gr9" draw:text-style-name="P7" draw:layer="layout" svg:width="1.007cm" svg:height="0.411cm" svg:x="7.243cm" svg:y="1.229cm" svg:viewBox="0 0 1008 412" draw:points="1008,412 669,412 0,0">
          <text:p/>
        </draw:polyline>
        <draw:path draw:style-name="gr10" draw:text-style-name="P10" draw:layer="layout" svg:width="0.024cm" svg:height="0.024cm" svg:x="7.231cm" svg:y="1.216cm" svg:viewBox="0 0 25 25" svg:d="M25 12c0-6-6-12-13-12s-12 6-12 12c0 7 5 13 12 13s13-6 13-13z">
          <text:p/>
        </draw:path>
        <draw:frame draw:style-name="gr17" draw:text-style-name="P9" draw:layer="layout" svg:width="0.485cm" svg:height="0.239cm" svg:x="8.371cm" svg:y="1.554cm">
          <draw:text-box>
            <text:p text:style-name="P8"><text:span text:style-name="T2">1.0%</text:span></text:p>
          </draw:text-box>
        </draw:frame>
        <draw:frame draw:style-name="gr20" draw:text-style-name="P9" draw:layer="layout" svg:width="0.434cm" svg:height="0.239cm" svg:x="8.098cm" svg:y="1.737cm">
          <draw:text-box>
            <text:p text:style-name="P8"><text:span text:style-name="T1">DSP</text:span></text:p>
          </draw:text-box>
        </draw:frame>
        <draw:polyline draw:style-name="gr9" draw:text-style-name="P7" draw:layer="layout" svg:width="0.766cm" svg:height="0.402cm" svg:x="7.484cm" svg:y="1.427cm" svg:viewBox="0 0 767 403" draw:points="767,403 427,403 0,0">
          <text:p/>
        </draw:polyline>
        <draw:path draw:style-name="gr10" draw:text-style-name="P10" draw:layer="layout" svg:width="0.024cm" svg:height="0.024cm" svg:x="7.472cm" svg:y="1.415cm" svg:viewBox="0 0 25 25" svg:d="M25 12c0-6-6-12-13-12-6 0-12 6-12 12 0 7 6 13 12 13 7 0 13-6 13-13z">
          <text:p/>
        </draw:path>
        <draw:frame draw:style-name="gr21" draw:text-style-name="P9" draw:layer="layout" svg:width="0.485cm" svg:height="0.239cm" svg:x="8.322cm" svg:y="1.743cm">
          <draw:text-box>
            <text:p text:style-name="P8"><text:span text:style-name="T2">7.2%</text:span></text:p>
          </draw:text-box>
        </draw:frame>
        <draw:frame draw:style-name="gr22" draw:text-style-name="P12" draw:layer="layout" svg:width="1.733cm" svg:height="0.319cm" svg:x="4.943cm" svg:y="0.208cm">
          <draw:text-box>
            <text:p text:style-name="P11"><text:span text:style-name="T3">a) Fixed-point</text:span></text:p>
          </draw:text-box>
        </draw:frame>
        <draw:polygon draw:style-name="gr1" draw:text-style-name="P1" draw:layer="layout" svg:width="3.591cm" svg:height="2.839cm" svg:x="0cm" svg:y="5.636cm" svg:viewBox="0 0 3592 2840" draw:points="0,0 3592,0 3592,2840 0,2840">
          <text:p/>
        </draw:polygon>
        <draw:path draw:style-name="gr2" draw:text-style-name="P2" draw:layer="layout" svg:width="0.184cm" svg:height="1.277cm" svg:x="1.796cm" svg:y="5.778cm" svg:viewBox="0 0 185 1278" svg:d="M0 0c62 0 124 5 185 13l-185 1265z">
          <text:p/>
        </draw:path>
        <draw:path draw:style-name="gr3" draw:text-style-name="P3" draw:layer="layout" svg:width="0.506cm" svg:height="1.264cm" svg:x="1.796cm" svg:y="5.791cm" svg:viewBox="0 0 507 1265" svg:d="M185 0c111 16 219 47 322 92l-507 1173z">
          <text:p/>
        </draw:path>
        <draw:path draw:style-name="gr4" draw:text-style-name="P4" draw:layer="layout" svg:width="0.645cm" svg:height="1.172cm" svg:x="1.796cm" svg:y="5.883cm" svg:viewBox="0 0 646 1173" svg:d="M507 0c48 20 94 44 139 70l-646 1103z">
          <text:p/>
        </draw:path>
        <draw:path draw:style-name="gr2" draw:text-style-name="P2" draw:layer="layout" svg:width="0.714cm" svg:height="1.102cm" svg:x="1.796cm" svg:y="5.953cm" svg:viewBox="0 0 715 1103" svg:d="M646 0c23 14 46 28 69 43l-715 1060z">
          <text:p/>
        </draw:path>
        <draw:path draw:style-name="gr3" draw:text-style-name="P3" draw:layer="layout" svg:width="1.105cm" svg:height="1.059cm" svg:x="1.796cm" svg:y="5.997cm" svg:viewBox="0 0 1106 1060" svg:d="M715 0c160 108 294 252 391 419l-1106 641z">
          <text:p/>
        </draw:path>
        <draw:path draw:style-name="gr5" draw:text-style-name="P5" draw:layer="layout" svg:width="0.615cm" svg:height="1.277cm" svg:x="1.18cm" svg:y="5.778cm" svg:viewBox="0 0 616 1278" svg:d="M0 158c189-104 400-158 616-158v1278z">
          <text:p/>
        </draw:path>
        <draw:path draw:style-name="gr6" draw:text-style-name="P6" draw:layer="layout" svg:width="2.556cm" svg:height="2.398cm" svg:x="0.518cm" svg:y="5.936cm" svg:viewBox="0 0 2557 2399" svg:d="M2384 479c261 450 223 1012-95 1424-318 410-853 588-1353 449-501-140-868-568-927-1084-60-517 198-1018 654-1268l615 1120z">
          <text:p/>
        </draw:path>
        <draw:path draw:style-name="gr7" draw:text-style-name="P7" draw:layer="layout" svg:width="0.184cm" svg:height="1.277cm" svg:x="1.796cm" svg:y="5.778cm" svg:viewBox="0 0 185 1278" svg:d="M0 1278v-1278c62 0 124 5 185 13">
          <text:p/>
        </draw:path>
        <draw:path draw:style-name="gr7" draw:text-style-name="P7" draw:layer="layout" svg:width="0.506cm" svg:height="1.264cm" svg:x="1.796cm" svg:y="5.791cm" svg:viewBox="0 0 507 1265" svg:d="M0 1265l185-1265c111 16 219 47 322 92">
          <text:p/>
        </draw:path>
        <draw:path draw:style-name="gr7" draw:text-style-name="P7" draw:layer="layout" svg:width="0.645cm" svg:height="1.172cm" svg:x="1.796cm" svg:y="5.883cm" svg:viewBox="0 0 646 1173" svg:d="M0 1173l507-1173c48 20 94 44 139 70">
          <text:p/>
        </draw:path>
        <draw:path draw:style-name="gr7" draw:text-style-name="P7" draw:layer="layout" svg:width="0.714cm" svg:height="1.102cm" svg:x="1.796cm" svg:y="5.953cm" svg:viewBox="0 0 715 1103" svg:d="M0 1103l646-1103c23 14 46 28 69 43">
          <text:p/>
        </draw:path>
        <draw:path draw:style-name="gr7" draw:text-style-name="P7" draw:layer="layout" svg:width="1.105cm" svg:height="1.059cm" svg:x="1.796cm" svg:y="5.997cm" svg:viewBox="0 0 1106 1060" svg:d="M0 1060l715-1060c160 108 294 252 391 419">
          <text:p/>
        </draw:path>
        <draw:path draw:style-name="gr7" draw:text-style-name="P7" draw:layer="layout" svg:width="2.556cm" svg:height="2.398cm" svg:x="0.518cm" svg:y="5.936cm" svg:viewBox="0 0 2557 2399" svg:d="M1278 1120l1106-641c261 450 223 1012-95 1424-318 410-853 588-1353 449-501-140-868-568-927-1084-60-517 198-1018 654-1268">
          <text:p/>
        </draw:path>
        <draw:path draw:style-name="gr7" draw:text-style-name="P7" draw:layer="layout" svg:width="0.615cm" svg:height="1.277cm" svg:x="1.18cm" svg:y="5.778cm" svg:viewBox="0 0 616 1278" svg:d="M616 1278l-616-1120c189-104 400-158 616-158">
          <text:p/>
        </draw:path>
        <draw:frame draw:style-name="gr8" draw:text-style-name="P9" draw:layer="layout" svg:width="0.815cm" svg:height="0.239cm" svg:x="0.142cm" svg:y="5.738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0.142cm" svg:y="5.88cm" svg:viewBox="0 0 1352 0" draw:points="0,0 339,0 1352,0">
          <text:p/>
        </draw:polyline>
        <draw:path draw:style-name="gr10" draw:text-style-name="P10" draw:layer="layout" svg:width="0.024cm" svg:height="0.024cm" svg:x="1.482cm" svg:y="5.868cm" svg:viewBox="0 0 25 25" svg:d="M25 12c0-6-6-12-13-12-6 0-12 6-12 12 0 7 6 13 12 13 7 0 13-6 13-13z">
          <text:p/>
        </draw:path>
        <draw:frame draw:style-name="gr11" draw:text-style-name="P9" draw:layer="layout" svg:width="0.485cm" svg:height="0.239cm" svg:x="0.142cm" svg:y="5.939cm">
          <draw:text-box>
            <text:p text:style-name="P8"><text:span text:style-name="T2">8.0%</text:span></text:p>
          </draw:text-box>
        </draw:frame>
        <draw:frame draw:style-name="gr12" draw:text-style-name="P9" draw:layer="layout" svg:width="0.447cm" svg:height="0.239cm" svg:x="0.142cm" svg:y="8.08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0.142cm" svg:y="8.226cm" svg:viewBox="0 0 1328 0" draw:points="0,0 339,0 1328,0">
          <text:p/>
        </draw:polyline>
        <draw:path draw:style-name="gr10" draw:text-style-name="P10" draw:layer="layout" svg:width="0.024cm" svg:height="0.024cm" svg:x="1.458cm" svg:y="8.214cm" svg:viewBox="0 0 25 25" svg:d="M25 12c0-6-6-12-13-12-6 0-12 6-12 12 0 7 6 13 12 13 7 0 13-6 13-13z">
          <text:p/>
        </draw:path>
        <draw:frame draw:style-name="gr13" draw:text-style-name="P9" draw:layer="layout" svg:width="0.603cm" svg:height="0.239cm" svg:x="0.142cm" svg:y="8.285cm">
          <draw:text-box>
            <text:p text:style-name="P8"><text:span text:style-name="T2">75.4%</text:span></text:p>
          </draw:text-box>
        </draw:frame>
        <draw:frame draw:style-name="gr14" draw:text-style-name="P9" draw:layer="layout" svg:width="0.637cm" svg:height="0.239cm" svg:x="3.217cm" svg:y="5.73cm">
          <draw:text-box>
            <text:p text:style-name="P8"><text:span text:style-name="T1">Clocks</text:span></text:p>
          </draw:text-box>
        </draw:frame>
        <draw:polyline draw:style-name="gr9" draw:text-style-name="P7" draw:layer="layout" svg:width="1.565cm" svg:height="0.027cm" svg:x="1.884cm" svg:y="5.845cm" svg:viewBox="0 0 1566 28" draw:points="1566,28 1227,28 0,0">
          <text:p/>
        </draw:polyline>
        <draw:path draw:style-name="gr10" draw:text-style-name="P10" draw:layer="layout" svg:width="0.024cm" svg:height="0.024cm" svg:x="1.872cm" svg:y="5.833cm" svg:viewBox="0 0 25 25" svg:d="M25 12c0-7-6-12-13-12s-12 5-12 12 5 13 12 13 13-6 13-13z">
          <text:p/>
        </draw:path>
        <draw:frame draw:style-name="gr15" draw:text-style-name="P9" draw:layer="layout" svg:width="0.485cm" svg:height="0.239cm" svg:x="3.57cm" svg:y="5.738cm">
          <draw:text-box>
            <text:p text:style-name="P8"><text:span text:style-name="T2">2.3%</text:span></text:p>
          </draw:text-box>
        </draw:frame>
        <draw:frame draw:style-name="gr16" draw:text-style-name="P9" draw:layer="layout" svg:width="0.696cm" svg:height="0.239cm" svg:x="3.193cm" svg:y="5.92cm">
          <draw:text-box>
            <text:p text:style-name="P8"><text:span text:style-name="T1">Signals</text:span></text:p>
          </draw:text-box>
        </draw:frame>
        <draw:polyline draw:style-name="gr9" draw:text-style-name="P7" draw:layer="layout" svg:width="1.321cm" svg:height="0.173cm" svg:x="2.127cm" svg:y="5.888cm" svg:viewBox="0 0 1322 174" draw:points="1322,174 983,174 0,0">
          <text:p/>
        </draw:polyline>
        <draw:path draw:style-name="gr10" draw:text-style-name="P10" draw:layer="layout" svg:width="0.024cm" svg:height="0.024cm" svg:x="2.115cm" svg:y="5.876cm" svg:viewBox="0 0 25 25" svg:d="M25 12c0-7-6-12-13-12-6 0-12 5-12 12s6 13 12 13c7 0 13-6 13-13z">
          <text:p/>
        </draw:path>
        <draw:frame draw:style-name="gr17" draw:text-style-name="P9" draw:layer="layout" svg:width="0.485cm" svg:height="0.239cm" svg:x="3.57cm" svg:y="5.974cm">
          <draw:text-box>
            <text:p text:style-name="P8"><text:span text:style-name="T2">4.2%</text:span></text:p>
          </draw:text-box>
        </draw:frame>
        <draw:frame draw:style-name="gr18" draw:text-style-name="P9" draw:layer="layout" svg:width="0.51cm" svg:height="0.239cm" svg:x="3.267cm" svg:y="6.109cm">
          <draw:text-box>
            <text:p text:style-name="P8"><text:span text:style-name="T1">Logic</text:span></text:p>
          </draw:text-box>
        </draw:frame>
        <draw:polyline draw:style-name="gr9" draw:text-style-name="P7" draw:layer="layout" svg:width="1.104cm" svg:height="0.278cm" svg:x="2.344cm" svg:y="5.973cm" svg:viewBox="0 0 1105 279" draw:points="1105,279 766,279 0,0">
          <text:p/>
        </draw:polyline>
        <draw:path draw:style-name="gr10" draw:text-style-name="P10" draw:layer="layout" svg:width="0.024cm" svg:height="0.024cm" svg:x="2.332cm" svg:y="5.961cm" svg:viewBox="0 0 25 25" svg:d="M25 12c0-6-6-12-13-12-6 0-12 6-12 12 0 7 6 13 12 13 7 0 13-6 13-13z">
          <text:p/>
        </draw:path>
        <draw:frame draw:style-name="gr15" draw:text-style-name="P9" draw:layer="layout" svg:width="0.485cm" svg:height="0.239cm" svg:x="3.57cm" svg:y="6.116cm">
          <draw:text-box>
            <text:p text:style-name="P8"><text:span text:style-name="T2">1.9%</text:span></text:p>
          </draw:text-box>
        </draw:frame>
        <draw:frame draw:style-name="gr19" draw:text-style-name="P9" draw:layer="layout" svg:width="0.612cm" svg:height="0.239cm" svg:x="3.247cm" svg:y="6.347cm">
          <draw:text-box>
            <text:p text:style-name="P8"><text:span text:style-name="T1">BRAM</text:span></text:p>
          </draw:text-box>
        </draw:frame>
        <draw:polyline draw:style-name="gr9" draw:text-style-name="P7" draw:layer="layout" svg:width="1.007cm" svg:height="0.411cm" svg:x="2.442cm" svg:y="6.029cm" svg:viewBox="0 0 1008 412" draw:points="1008,412 669,412 0,0">
          <text:p/>
        </draw:polyline>
        <draw:path draw:style-name="gr10" draw:text-style-name="P10" draw:layer="layout" svg:width="0.024cm" svg:height="0.024cm" svg:x="2.43cm" svg:y="6.016cm" svg:viewBox="0 0 25 25" svg:d="M25 12c0-6-6-12-13-12s-12 6-12 12c0 7 5 13 12 13s13-6 13-13z">
          <text:p/>
        </draw:path>
        <draw:frame draw:style-name="gr17" draw:text-style-name="P9" draw:layer="layout" svg:width="0.485cm" svg:height="0.239cm" svg:x="3.57cm" svg:y="6.354cm">
          <draw:text-box>
            <text:p text:style-name="P8"><text:span text:style-name="T2">1.0%</text:span></text:p>
          </draw:text-box>
        </draw:frame>
        <draw:frame draw:style-name="gr20" draw:text-style-name="P9" draw:layer="layout" svg:width="0.434cm" svg:height="0.239cm" svg:x="3.297cm" svg:y="6.537cm">
          <draw:text-box>
            <text:p text:style-name="P8"><text:span text:style-name="T1">DSP</text:span></text:p>
          </draw:text-box>
        </draw:frame>
        <draw:polyline draw:style-name="gr9" draw:text-style-name="P7" draw:layer="layout" svg:width="0.766cm" svg:height="0.402cm" svg:x="2.683cm" svg:y="6.227cm" svg:viewBox="0 0 767 403" draw:points="767,403 427,403 0,0">
          <text:p/>
        </draw:polyline>
        <draw:path draw:style-name="gr10" draw:text-style-name="P10" draw:layer="layout" svg:width="0.024cm" svg:height="0.024cm" svg:x="2.671cm" svg:y="6.215cm" svg:viewBox="0 0 25 25" svg:d="M25 12c0-6-6-12-13-12-6 0-12 6-12 12 0 7 6 13 12 13 7 0 13-6 13-13z">
          <text:p/>
        </draw:path>
        <draw:frame draw:style-name="gr21" draw:text-style-name="P9" draw:layer="layout" svg:width="0.485cm" svg:height="0.239cm" svg:x="3.521cm" svg:y="6.543cm">
          <draw:text-box>
            <text:p text:style-name="P8"><text:span text:style-name="T2">7.2%</text:span></text:p>
          </draw:text-box>
        </draw:frame>
        <draw:frame draw:style-name="gr22" draw:text-style-name="P12" draw:layer="layout" svg:width="1.733cm" svg:height="0.319cm" svg:x="0.142cm" svg:y="5.008cm">
          <draw:text-box>
            <text:p text:style-name="P11"><text:span text:style-name="T3">a) Fixed-point</text:span></text:p>
          </draw:text-box>
        </draw:frame>
        <draw:polygon draw:style-name="gr1" draw:text-style-name="P1" draw:layer="layout" svg:width="3.591cm" svg:height="2.839cm" svg:x="4.801cm" svg:y="5.636cm" svg:viewBox="0 0 3592 2840" draw:points="0,0 3592,0 3592,2840 0,2840">
          <text:p/>
        </draw:polygon>
        <draw:path draw:style-name="gr2" draw:text-style-name="P2" draw:layer="layout" svg:width="0.184cm" svg:height="1.277cm" svg:x="6.597cm" svg:y="5.778cm" svg:viewBox="0 0 185 1278" svg:d="M0 0c62 0 124 5 185 13l-185 1265z">
          <text:p/>
        </draw:path>
        <draw:path draw:style-name="gr3" draw:text-style-name="P3" draw:layer="layout" svg:width="0.506cm" svg:height="1.264cm" svg:x="6.597cm" svg:y="5.791cm" svg:viewBox="0 0 507 1265" svg:d="M185 0c111 16 219 47 322 92l-507 1173z">
          <text:p/>
        </draw:path>
        <draw:path draw:style-name="gr4" draw:text-style-name="P4" draw:layer="layout" svg:width="0.645cm" svg:height="1.172cm" svg:x="6.597cm" svg:y="5.883cm" svg:viewBox="0 0 646 1173" svg:d="M507 0c48 20 94 44 139 70l-646 1103z">
          <text:p/>
        </draw:path>
        <draw:path draw:style-name="gr2" draw:text-style-name="P2" draw:layer="layout" svg:width="0.714cm" svg:height="1.102cm" svg:x="6.597cm" svg:y="5.953cm" svg:viewBox="0 0 715 1103" svg:d="M646 0c23 14 46 28 69 43l-715 1060z">
          <text:p/>
        </draw:path>
        <draw:path draw:style-name="gr3" draw:text-style-name="P3" draw:layer="layout" svg:width="1.105cm" svg:height="1.059cm" svg:x="6.597cm" svg:y="5.997cm" svg:viewBox="0 0 1106 1060" svg:d="M715 0c160 108 294 252 391 419l-1106 641z">
          <text:p/>
        </draw:path>
        <draw:path draw:style-name="gr5" draw:text-style-name="P5" draw:layer="layout" svg:width="0.615cm" svg:height="1.277cm" svg:x="5.981cm" svg:y="5.778cm" svg:viewBox="0 0 616 1278" svg:d="M0 158c189-104 400-158 616-158v1278z">
          <text:p/>
        </draw:path>
        <draw:path draw:style-name="gr6" draw:text-style-name="P6" draw:layer="layout" svg:width="2.556cm" svg:height="2.398cm" svg:x="5.319cm" svg:y="5.936cm" svg:viewBox="0 0 2557 2399" svg:d="M2384 479c261 450 223 1012-95 1424-318 410-853 588-1353 449-501-140-868-568-927-1084-60-517 198-1018 654-1268l615 1120z">
          <text:p/>
        </draw:path>
        <draw:path draw:style-name="gr7" draw:text-style-name="P7" draw:layer="layout" svg:width="0.184cm" svg:height="1.277cm" svg:x="6.597cm" svg:y="5.778cm" svg:viewBox="0 0 185 1278" svg:d="M0 1278v-1278c62 0 124 5 185 13">
          <text:p/>
        </draw:path>
        <draw:path draw:style-name="gr7" draw:text-style-name="P7" draw:layer="layout" svg:width="0.506cm" svg:height="1.264cm" svg:x="6.597cm" svg:y="5.791cm" svg:viewBox="0 0 507 1265" svg:d="M0 1265l185-1265c111 16 219 47 322 92">
          <text:p/>
        </draw:path>
        <draw:path draw:style-name="gr7" draw:text-style-name="P7" draw:layer="layout" svg:width="0.645cm" svg:height="1.172cm" svg:x="6.597cm" svg:y="5.883cm" svg:viewBox="0 0 646 1173" svg:d="M0 1173l507-1173c48 20 94 44 139 70">
          <text:p/>
        </draw:path>
        <draw:path draw:style-name="gr7" draw:text-style-name="P7" draw:layer="layout" svg:width="0.714cm" svg:height="1.102cm" svg:x="6.597cm" svg:y="5.953cm" svg:viewBox="0 0 715 1103" svg:d="M0 1103l646-1103c23 14 46 28 69 43">
          <text:p/>
        </draw:path>
        <draw:path draw:style-name="gr7" draw:text-style-name="P7" draw:layer="layout" svg:width="1.105cm" svg:height="1.059cm" svg:x="6.597cm" svg:y="5.997cm" svg:viewBox="0 0 1106 1060" svg:d="M0 1060l715-1060c160 108 294 252 391 419">
          <text:p/>
        </draw:path>
        <draw:path draw:style-name="gr7" draw:text-style-name="P7" draw:layer="layout" svg:width="2.556cm" svg:height="2.398cm" svg:x="5.319cm" svg:y="5.936cm" svg:viewBox="0 0 2557 2399" svg:d="M1278 1120l1106-641c261 450 223 1012-95 1424-318 410-853 588-1353 449-501-140-868-568-927-1084-60-517 198-1018 654-1268">
          <text:p/>
        </draw:path>
        <draw:path draw:style-name="gr7" draw:text-style-name="P7" draw:layer="layout" svg:width="0.615cm" svg:height="1.277cm" svg:x="5.981cm" svg:y="5.778cm" svg:viewBox="0 0 616 1278" svg:d="M616 1278l-616-1120c189-104 400-158 616-158">
          <text:p/>
        </draw:path>
        <draw:frame draw:style-name="gr8" draw:text-style-name="P9" draw:layer="layout" svg:width="0.815cm" svg:height="0.239cm" svg:x="4.943cm" svg:y="5.738cm">
          <draw:text-box>
            <text:p text:style-name="P8"><text:span text:style-name="T1">PL static</text:span></text:p>
          </draw:text-box>
        </draw:frame>
        <draw:polyline draw:style-name="gr9" draw:text-style-name="P7" draw:layer="layout" svg:width="1.351cm" svg:height="0cm" svg:x="4.943cm" svg:y="5.88cm" svg:viewBox="0 0 1352 0" draw:points="0,0 339,0 1352,0">
          <text:p/>
        </draw:polyline>
        <draw:path draw:style-name="gr10" draw:text-style-name="P10" draw:layer="layout" svg:width="0.024cm" svg:height="0.024cm" svg:x="6.283cm" svg:y="5.868cm" svg:viewBox="0 0 25 25" svg:d="M25 12c0-6-6-12-13-12-6 0-12 6-12 12 0 7 6 13 12 13 7 0 13-6 13-13z">
          <text:p/>
        </draw:path>
        <draw:frame draw:style-name="gr11" draw:text-style-name="P9" draw:layer="layout" svg:width="0.485cm" svg:height="0.239cm" svg:x="4.943cm" svg:y="5.939cm">
          <draw:text-box>
            <text:p text:style-name="P8"><text:span text:style-name="T2">8.0%</text:span></text:p>
          </draw:text-box>
        </draw:frame>
        <draw:frame draw:style-name="gr12" draw:text-style-name="P9" draw:layer="layout" svg:width="0.447cm" svg:height="0.239cm" svg:x="4.943cm" svg:y="8.083cm">
          <draw:text-box>
            <text:p text:style-name="P8"><text:span text:style-name="T1">CPU</text:span></text:p>
          </draw:text-box>
        </draw:frame>
        <draw:polyline draw:style-name="gr9" draw:text-style-name="P7" draw:layer="layout" svg:width="1.327cm" svg:height="0cm" svg:x="4.943cm" svg:y="8.226cm" svg:viewBox="0 0 1328 0" draw:points="0,0 339,0 1328,0">
          <text:p/>
        </draw:polyline>
        <draw:path draw:style-name="gr10" draw:text-style-name="P10" draw:layer="layout" svg:width="0.024cm" svg:height="0.024cm" svg:x="6.259cm" svg:y="8.214cm" svg:viewBox="0 0 25 25" svg:d="M25 12c0-6-6-12-13-12-6 0-12 6-12 12 0 7 6 13 12 13 7 0 13-6 13-13z">
          <text:p/>
        </draw:path>
        <draw:frame draw:style-name="gr13" draw:text-style-name="P9" draw:layer="layout" svg:width="0.603cm" svg:height="0.239cm" svg:x="4.943cm" svg:y="8.285cm">
          <draw:text-box>
            <text:p text:style-name="P8"><text:span text:style-name="T2">75.4%</text:span></text:p>
          </draw:text-box>
        </draw:frame>
        <draw:frame draw:style-name="gr14" draw:text-style-name="P9" draw:layer="layout" svg:width="0.637cm" svg:height="0.239cm" svg:x="8.018cm" svg:y="5.73cm">
          <draw:text-box>
            <text:p text:style-name="P8"><text:span text:style-name="T1">Clocks</text:span></text:p>
          </draw:text-box>
        </draw:frame>
        <draw:polyline draw:style-name="gr9" draw:text-style-name="P7" draw:layer="layout" svg:width="1.565cm" svg:height="0.027cm" svg:x="6.685cm" svg:y="5.845cm" svg:viewBox="0 0 1566 28" draw:points="1566,28 1227,28 0,0">
          <text:p/>
        </draw:polyline>
        <draw:path draw:style-name="gr10" draw:text-style-name="P10" draw:layer="layout" svg:width="0.024cm" svg:height="0.024cm" svg:x="6.673cm" svg:y="5.833cm" svg:viewBox="0 0 25 25" svg:d="M25 12c0-7-6-12-13-12s-12 5-12 12 5 13 12 13 13-6 13-13z">
          <text:p/>
        </draw:path>
        <draw:frame draw:style-name="gr15" draw:text-style-name="P9" draw:layer="layout" svg:width="0.485cm" svg:height="0.239cm" svg:x="8.371cm" svg:y="5.738cm">
          <draw:text-box>
            <text:p text:style-name="P8"><text:span text:style-name="T2">2.3%</text:span></text:p>
          </draw:text-box>
        </draw:frame>
        <draw:frame draw:style-name="gr16" draw:text-style-name="P9" draw:layer="layout" svg:width="0.696cm" svg:height="0.239cm" svg:x="7.994cm" svg:y="5.92cm">
          <draw:text-box>
            <text:p text:style-name="P8"><text:span text:style-name="T1">Signals</text:span></text:p>
          </draw:text-box>
        </draw:frame>
        <draw:polyline draw:style-name="gr9" draw:text-style-name="P7" draw:layer="layout" svg:width="1.321cm" svg:height="0.173cm" svg:x="6.928cm" svg:y="5.888cm" svg:viewBox="0 0 1322 174" draw:points="1322,174 983,174 0,0">
          <text:p/>
        </draw:polyline>
        <draw:path draw:style-name="gr10" draw:text-style-name="P10" draw:layer="layout" svg:width="0.024cm" svg:height="0.024cm" svg:x="6.916cm" svg:y="5.876cm" svg:viewBox="0 0 25 25" svg:d="M25 12c0-7-6-12-13-12-6 0-12 5-12 12s6 13 12 13c7 0 13-6 13-13z">
          <text:p/>
        </draw:path>
        <draw:frame draw:style-name="gr17" draw:text-style-name="P9" draw:layer="layout" svg:width="0.485cm" svg:height="0.239cm" svg:x="8.371cm" svg:y="5.974cm">
          <draw:text-box>
            <text:p text:style-name="P8"><text:span text:style-name="T2">4.2%</text:span></text:p>
          </draw:text-box>
        </draw:frame>
        <draw:frame draw:style-name="gr18" draw:text-style-name="P9" draw:layer="layout" svg:width="0.51cm" svg:height="0.239cm" svg:x="8.068cm" svg:y="6.109cm">
          <draw:text-box>
            <text:p text:style-name="P8"><text:span text:style-name="T1">Logic</text:span></text:p>
          </draw:text-box>
        </draw:frame>
        <draw:polyline draw:style-name="gr9" draw:text-style-name="P7" draw:layer="layout" svg:width="1.104cm" svg:height="0.278cm" svg:x="7.145cm" svg:y="5.973cm" svg:viewBox="0 0 1105 279" draw:points="1105,279 766,279 0,0">
          <text:p/>
        </draw:polyline>
        <draw:path draw:style-name="gr10" draw:text-style-name="P10" draw:layer="layout" svg:width="0.024cm" svg:height="0.024cm" svg:x="7.133cm" svg:y="5.961cm" svg:viewBox="0 0 25 25" svg:d="M25 12c0-6-6-12-13-12-6 0-12 6-12 12 0 7 6 13 12 13 7 0 13-6 13-13z">
          <text:p/>
        </draw:path>
        <draw:frame draw:style-name="gr15" draw:text-style-name="P9" draw:layer="layout" svg:width="0.485cm" svg:height="0.239cm" svg:x="8.371cm" svg:y="6.116cm">
          <draw:text-box>
            <text:p text:style-name="P8"><text:span text:style-name="T2">1.9%</text:span></text:p>
          </draw:text-box>
        </draw:frame>
        <draw:frame draw:style-name="gr19" draw:text-style-name="P9" draw:layer="layout" svg:width="0.612cm" svg:height="0.239cm" svg:x="8.048cm" svg:y="6.347cm">
          <draw:text-box>
            <text:p text:style-name="P8"><text:span text:style-name="T1">BRAM</text:span></text:p>
          </draw:text-box>
        </draw:frame>
        <draw:polyline draw:style-name="gr9" draw:text-style-name="P7" draw:layer="layout" svg:width="1.007cm" svg:height="0.411cm" svg:x="7.243cm" svg:y="6.029cm" svg:viewBox="0 0 1008 412" draw:points="1008,412 669,412 0,0">
          <text:p/>
        </draw:polyline>
        <draw:path draw:style-name="gr10" draw:text-style-name="P10" draw:layer="layout" svg:width="0.024cm" svg:height="0.024cm" svg:x="7.231cm" svg:y="6.016cm" svg:viewBox="0 0 25 25" svg:d="M25 12c0-6-6-12-13-12s-12 6-12 12c0 7 5 13 12 13s13-6 13-13z">
          <text:p/>
        </draw:path>
        <draw:frame draw:style-name="gr17" draw:text-style-name="P9" draw:layer="layout" svg:width="0.485cm" svg:height="0.239cm" svg:x="8.371cm" svg:y="6.354cm">
          <draw:text-box>
            <text:p text:style-name="P8"><text:span text:style-name="T2">1.0%</text:span></text:p>
          </draw:text-box>
        </draw:frame>
        <draw:frame draw:style-name="gr20" draw:text-style-name="P9" draw:layer="layout" svg:width="0.434cm" svg:height="0.239cm" svg:x="8.098cm" svg:y="6.537cm">
          <draw:text-box>
            <text:p text:style-name="P8"><text:span text:style-name="T1">DSP</text:span></text:p>
          </draw:text-box>
        </draw:frame>
        <draw:polyline draw:style-name="gr9" draw:text-style-name="P7" draw:layer="layout" svg:width="0.766cm" svg:height="0.402cm" svg:x="7.484cm" svg:y="6.227cm" svg:viewBox="0 0 767 403" draw:points="767,403 427,403 0,0">
          <text:p/>
        </draw:polyline>
        <draw:path draw:style-name="gr10" draw:text-style-name="P10" draw:layer="layout" svg:width="0.024cm" svg:height="0.024cm" svg:x="7.472cm" svg:y="6.215cm" svg:viewBox="0 0 25 25" svg:d="M25 12c0-6-6-12-13-12-6 0-12 6-12 12 0 7 6 13 12 13 7 0 13-6 13-13z">
          <text:p/>
        </draw:path>
        <draw:frame draw:style-name="gr21" draw:text-style-name="P9" draw:layer="layout" svg:width="0.485cm" svg:height="0.239cm" svg:x="8.322cm" svg:y="6.543cm">
          <draw:text-box>
            <text:p text:style-name="P8"><text:span text:style-name="T2">7.2%</text:span></text:p>
          </draw:text-box>
        </draw:frame>
        <draw:frame draw:style-name="gr22" draw:text-style-name="P12" draw:layer="layout" svg:width="1.733cm" svg:height="0.319cm" svg:x="4.943cm" svg:y="5.008cm">
          <draw:text-box>
            <text:p text:style-name="P11"><text:span text:style-name="T3">a) Fixed-po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7T19:28:05.933528242</dc:date>
    <meta:editing-duration>PT11M24S</meta:editing-duration>
    <meta:editing-cycles>2</meta:editing-cycles>
    <meta:generator>LibreOffice/6.2.8.2$Linux_X86_64 LibreOffice_project/20$Build-2</meta:generator>
    <meta:document-statistic meta:object-count="176"/>
  </office:meta>
</office:document-meta>
</file>